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5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7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3">
            <text:p>13</text:p>
          </table:table-cell>
          <table:table-cell table:style-name="ce16" office:value-type="string">
            <text:p>file_name</text:p>
          </table:table-cell>
          <table:table-cell table:style-name="ce34" office:value-type="string">
            <text:p>memos</text:p>
          </table:table-cell>
          <table:table-cell table:style-name="ce44" table:number-columns-repeated="2"/>
          <table:table-cell table:style-name="ce44" office:value-type="string">
            <text:p>GPS</text:p>
          </table:table-cell>
          <table:table-cell table:style-name="ce46"/>
          <table:table-cell table:style-name="ce51" office:value-type="string">
            <text:p>extension</text:p>
          </table:table-cell>
          <table:table-cell table:style-name="ce51"/>
          <table:table-cell table:number-columns-repeated="1015"/>
        </table:table-row>
        <table:table-row table:style-name="ro3">
          <table:table-cell table:style-name="ce5" office:value-type="float" office:value="11">
            <text:p>11</text:p>
          </table:table-cell>
          <table:table-cell table:style-name="ce17" office:value-type="string">
            <text:p>2022-12-25_07-38-53_000.jpg</text:p>
          </table:table-cell>
          <table:table-cell table:style-name="ce26" office:value-type="string">
            <text:p>:m :PHOTO 起きた時刻 / 2022</text:p>
          </table:table-cell>
          <table:table-cell table:style-name="ce28"/>
          <table:table-cell table:style-name="ce10"/>
          <table:table-cell table:style-name="ce10"/>
          <table:table-cell table:style-name="ce47" table:formula="of:=IF([.E2]=&quot;&quot;;[.C2];CONCATENATE([.C2];&quot; / &quot;;[.E2]))" office:value-type="string" office:string-value=":m :PHOTO 起きた時刻 / 2022">
            <text:p>:m :PHOTO 起きた時刻 / 2022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2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8" office:value-type="string">
            <text:p>2022-12-25_02-58-49_000.jpg</text:p>
          </table:table-cell>
          <table:table-cell table:style-name="ce26" office:value-type="string">
            <text:p>:m :PHOTO 寝た時刻 / 2022 / オナニー、未了、duration=2時間ぐらい,other=~</text:p>
          </table:table-cell>
          <table:table-cell table:style-name="ce26"/>
          <table:table-cell table:style-name="ce10"/>
          <table:table-cell table:style-name="ce10"/>
          <table:table-cell table:style-name="ce47" table:formula="of:=IF([.E3]=&quot;&quot;;[.C3];CONCATENATE([.C3];&quot; / &quot;;[.E3]))" office:value-type="string" office:string-value=":m :PHOTO 寝た時刻 / 2022 / オナニー、未了、duration=2時間ぐらい,other=~">
            <text:p>:m :PHOTO 寝た時刻 / 2022 / オナニー、未了、duration=2時間ぐらい,other=~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2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7" office:value-type="string">
            <text:p>2022-12-24_18-57-48_000.jpg</text:p>
          </table:table-cell>
          <table:table-cell table:style-name="ce26" office:value-type="string">
            <text:p>:m :篠笛,shinobue #*# / session-memo:session-1 / 1#1 / p.1-&lt;1&gt;:genre=melody,key=h-3(Df),session=hour-~,musescore=~</text:p>
          </table:table-cell>
          <table:table-cell table:style-name="ce28"/>
          <table:table-cell table:style-name="ce10"/>
          <table:table-cell table:style-name="ce10"/>
          <table:table-cell table:style-name="ce47" table:formula="of:=IF([.E4]=&quot;&quot;;[.C4];CONCATENATE([.C4];&quot; / &quot;;[.E4]))" office:value-type="string" office:string-value=":m :篠笛,shinobue #*# / session-memo:session-1 / 1#1 / p.1-&lt;1&gt;:genre=melody,key=h-3(Df),session=hour-~,musescore=~">
            <text:p>:m :篠笛,shinobue #*# / session-memo:session-1 / 1#1 / p.1-&lt;1&gt;:genre=melody,key=h-3(Df),session=hour-~,musescore=~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2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0" office:value-type="string">
            <text:p>2022-12-24_12-09-59_000.jpg</text:p>
          </table:table-cell>
          <table:table-cell table:style-name="ce26" office:value-type="string">
            <text:p>:m #*# / memo:other(m:other) / topic=習字, about=~,other=~,id=~,content=図;帯;被;蔵;展;望;持;麦;輸;出;億;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10" table:formula="of:=RIGHT([.B5];[.K5])" office:value-type="string" office:string-value="jpg">
            <text:p>jpg</text:p>
          </table:table-cell>
          <table:table-cell table:style-name="ce52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8" office:value-type="string">
            <text:p>2022-12-24_17-19-58_000.jpg</text:p>
          </table:table-cell>
          <table:table-cell table:style-name="ce26" office:value-type="string">
            <text:p>:m 1-2*2 RES / JVEMV6 64#159_38_years_war / 『三十八年戦争と蝦夷政策の変換　東北の古代史　４』 著者=鈴木拓也、編,校注=~ / p.15 / w=覚ベツ[敝+↓魚]城；紀広純；伊治[これはり]城；大領；伊治公[これはりのきみ]アザ[此+↓口]麻呂,topic=~,publisher=吉川弘文館,other=~</text:p>
          </table:table-cell>
          <table:table-cell table:style-name="ce28"/>
          <table:table-cell table:style-name="ce10"/>
          <table:table-cell table:style-name="ce10"/>
          <table:table-cell table:style-name="ce47" table:formula="of:=IF([.E6]=&quot;&quot;;[.C6];CONCATENATE([.C6];&quot; / &quot;;[.E6]))" office:value-type="string" office:string-value=":m 1-2*2 RES / JVEMV6 64#159_38_years_war / 『三十八年戦争と蝦夷政策の変換　東北の古代史　４』 著者=鈴木拓也、編,校注=~ / p.15 / w=覚ベツ[敝+↓魚]城；紀広純；伊治[これはり]城；大領；伊治公[これはりのきみ]アザ[此+↓口]麻呂,topic=~,publisher=吉川弘文館,other=~">
            <text:p>:m 1-2*2 RES / JVEMV6 64#159_38_years_war / 『三十八年戦争と蝦夷政策の変換　東北の古代史　４』 著者=鈴木拓也、編,校注=~ / p.15 / w=覚ベツ[敝+↓魚]城；紀広純；伊治[これはり]城；大領；伊治公[これはりのきみ]アザ[此+↓口]麻呂,topic=~,publisher=吉川弘文館,other=~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2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8" office:value-type="string">
            <text:p>2022-12-24_14-22-23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7" table:formula="of:=IF([.E7]=&quot;&quot;;[.C7];CONCATENATE([.C7];&quot; / &quot;;[.E7]))" office:value-type="string" office:string-value=":m 食べた物 ">
            <text:p>:m 食べた物 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2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8" office:value-type="string">
            <text:p>2022-12-24_21-47-36_000.jpg</text:p>
          </table:table-cell>
          <table:table-cell table:style-name="ce26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7" table:formula="of:=IF([.E8]=&quot;&quot;;[.C8];CONCATENATE([.C8];&quot; / &quot;;[.E8]))" office:value-type="string" office:string-value=":m 食べた物 ">
            <text:p>:m 食べた物 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2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2">
            <text:p>12</text:p>
          </table:table-cell>
          <table:table-cell table:style-name="ce17" office:value-type="string">
            <text:p>2022-12-25_07-53-28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8"/>
          <table:table-cell table:style-name="ce10"/>
          <table:table-cell table:style-name="ce10"/>
          <table:table-cell table:style-name="ce47" table:formula="of:=IF([.E9]=&quot;&quot;;[.C9];CONCATENATE([.C9];&quot; / &quot;;[.E9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2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17" office:value-type="string">
            <text:p>2022-12-24_16-10-45_000.jpg</text:p>
          </table:table-cell>
          <table:table-cell table:style-name="ce26" office:value-type="string">
            <text:p>:m #*# RES / free / res-id=92QJ / theme=韓国：小麦：輸入量 / genre=国別調べ,content=~ / session-number=~ / doc=~,other=~ / N+ ||| :m #*# RES / free / res-id=B2QF / theme=韓国：国防費 / genre=国別調べ,content=~ / session-number=~ / doc=~,other=~ / N+</text:p>
          </table:table-cell>
          <table:table-cell table:style-name="ce28"/>
          <table:table-cell table:style-name="ce10"/>
          <table:table-cell table:style-name="ce10"/>
          <table:table-cell table:style-name="ce47" table:formula="of:=IF([.E10]=&quot;&quot;;[.C10];CONCATENATE([.C10];&quot; / &quot;;[.E10]))" office:value-type="string" office:string-value=":m #*# RES / free / res-id=92QJ / theme=韓国：小麦：輸入量 / genre=国別調べ,content=~ / session-number=~ / doc=~,other=~ / N+ ||| :m #*# RES / free / res-id=B2QF / theme=韓国：国防費 / genre=国別調べ,content=~ / session-number=~ / doc=~,other=~ / N+">
            <text:p>:m #*# RES / free / res-id=92QJ / theme=韓国：小麦：輸入量 / genre=国別調べ,content=~ / session-number=~ / doc=~,other=~ / N+ ||| :m #*# RES / free / res-id=B2QF / theme=韓国：国防費 / genre=国別調べ,content=~ / session-number=~ / doc=~,other=~ / N+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2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3">
            <text:p>13</text:p>
          </table:table-cell>
          <table:table-cell table:style-name="ce18" office:value-type="string">
            <text:p>2022-12-25_09-09-53_000.jpg</text:p>
          </table:table-cell>
          <table:table-cell table:style-name="ce26" office:value-type="string">
            <text:p>:i #*# / topic=大晦日：供え物 / subject=~, content=供えの品：リスト, other=~</text:p>
          </table:table-cell>
          <table:table-cell table:style-name="ce27"/>
          <table:table-cell table:style-name="ce10"/>
          <table:table-cell table:style-name="ce10"/>
          <table:table-cell table:style-name="ce47" table:formula="of:=IF([.E11]=&quot;&quot;;[.C11];CONCATENATE([.C11];&quot; / &quot;;[.E11]))" office:value-type="string" office:string-value=":i #*# / topic=大晦日：供え物 / subject=~, content=供えの品：リスト, other=~">
            <text:p>:i #*# / topic=大晦日：供え物 / subject=~, content=供えの品：リスト, other=~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52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1">
            <text:p>1</text:p>
          </table:table-cell>
          <table:table-cell table:style-name="ce18" office:value-type="string">
            <text:p>2022-12-23_22-31-44_000.mid</text:p>
          </table:table-cell>
          <table:table-cell table:style-name="ce26" office:value-type="string">
            <text:p>:in-mid / app=perfect-piano / 演奏、play / category=~,inst=~,for=~,genre=~</text:p>
          </table:table-cell>
          <table:table-cell table:style-name="ce28"/>
          <table:table-cell table:style-name="ce10"/>
          <table:table-cell table:style-name="ce10"/>
          <table:table-cell table:style-name="ce47" table:formula="of:=IF([.E12]=&quot;&quot;;[.C12];CONCATENATE([.C12];&quot; / &quot;;[.E12]))" office:value-type="string" office:string-value=":in-mid / app=perfect-piano / 演奏、play / category=~,inst=~,for=~,genre=~">
            <text:p>:in-mid / app=perfect-piano / 演奏、play / category=~,inst=~,for=~,genre=~</text:p>
          </table:table-cell>
          <table:table-cell table:style-name="ce10" table:formula="of:=RIGHT([.B12];[.K12])" office:value-type="string" office:string-value="mid">
            <text:p>mid</text:p>
          </table:table-cell>
          <table:table-cell table:style-name="ce52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0" office:value-type="string">
            <text:p>2022-12-24_17-29-05_000.mid</text:p>
          </table:table-cell>
          <table:table-cell table:style-name="ce26" office:value-type="string">
            <text:p>:in-mid / app=perfect-piano / 演奏、play / category=~,inst=~,for=~,genre=~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10" table:formula="of:=RIGHT([.B13];[.K13])" office:value-type="string" office:string-value="mid">
            <text:p>mid</text:p>
          </table:table-cell>
          <table:table-cell table:style-name="ce52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8" office:value-type="string">
            <text:p>2022-12-24_22-55-58_000.mid</text:p>
          </table:table-cell>
          <table:table-cell table:style-name="ce26" office:value-type="string">
            <text:p>:in-mid / app=perfect-piano / 演奏、play / category=~,inst=~,for=~,genre=~</text:p>
          </table:table-cell>
          <table:table-cell table:style-name="ce28"/>
          <table:table-cell table:style-name="ce10"/>
          <table:table-cell table:style-name="ce10"/>
          <table:table-cell table:style-name="ce47" table:formula="of:=IF([.E14]=&quot;&quot;;[.C14];CONCATENATE([.C14];&quot; / &quot;;[.E14]))" office:value-type="string" office:string-value=":in-mid / app=perfect-piano / 演奏、play / category=~,inst=~,for=~,genre=~">
            <text:p>:in-mid / app=perfect-piano / 演奏、play / category=~,inst=~,for=~,genre=~</text:p>
          </table:table-cell>
          <table:table-cell table:style-name="ce10" table:formula="of:=RIGHT([.B14];[.K14])" office:value-type="string" office:string-value="mid">
            <text:p>mid</text:p>
          </table:table-cell>
          <table:table-cell table:style-name="ce52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52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52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2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52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2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2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2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2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2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2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2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2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2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28];[.K28])" office:value-type="float" office:value="0">
            <text:p>#VALUE!</text:p>
          </table:table-cell>
          <table:table-cell table:style-name="ce52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19"/>
          <table:table-cell table:style-name="ce10"/>
          <table:table-cell table:style-name="ce10"/>
          <table:table-cell table:style-name="ce47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2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2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2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2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2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2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2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2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2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45"/>
          <table:table-cell table:style-name="ce10"/>
          <table:table-cell table:style-name="ce10"/>
          <table:table-cell table:style-name="ce47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2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2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2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7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2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2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7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2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2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2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2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7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2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14"/>
          <table:table-cell table:style-name="ce10"/>
          <table:table-cell table:style-name="ce10"/>
          <table:table-cell table:style-name="ce47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2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2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2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2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7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2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2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2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2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56];[.K56])" office:value-type="float" office:value="0">
            <text:p>#VALUE!</text:p>
          </table:table-cell>
          <table:table-cell table:style-name="ce52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2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58];[.K58])" office:value-type="float" office:value="0">
            <text:p>#VALUE!</text:p>
          </table:table-cell>
          <table:table-cell table:style-name="ce52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2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2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2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7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2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2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2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2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2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2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2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2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70];[.K70])" office:value-type="float" office:value="0">
            <text:p>#VALUE!</text:p>
          </table:table-cell>
          <table:table-cell table:style-name="ce52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2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2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2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2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2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2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2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7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2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7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2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2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2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2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7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2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4];[.K84])" office:value-type="float" office:value="0">
            <text:p>#VALUE!</text:p>
          </table:table-cell>
          <table:table-cell table:style-name="ce52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5];[.K85])" office:value-type="float" office:value="0">
            <text:p>#VALUE!</text:p>
          </table:table-cell>
          <table:table-cell table:style-name="ce52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style-name="ce10" table:formula="of:=RIGHT([.B86];[.K86])" office:value-type="float" office:value="0">
            <text:p>#VALUE!</text:p>
          </table:table-cell>
          <table:table-cell table:style-name="ce52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10" table:formula="of:=RIGHT([.B87];[.K87])" office:value-type="float" office:value="0">
            <text:p>#VALUE!</text:p>
          </table:table-cell>
          <table:table-cell table:style-name="ce52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5"/>
          <table:table-cell table:style-name="ce26"/>
          <table:table-cell table:style-name="ce10" table:number-columns-repeated="2"/>
          <table:table-cell table:style-name="ce47"/>
          <table:table-cell table:style-name="ce10" table:formula="of:=RIGHT([.B88];[.K88])" office:value-type="float" office:value="0">
            <text:p>#VALUE!</text:p>
          </table:table-cell>
          <table:table-cell table:style-name="ce52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5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 table:number-rows-repeated="2">
          <table:table-cell table:style-name="ce7"/>
          <table:table-cell table:style-name="ce10"/>
          <table:table-cell table:style-name="ce35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 table:number-rows-repeated="7">
          <table:table-cell table:style-name="ce7"/>
          <table:table-cell table:style-name="ce10"/>
          <table:table-cell table:style-name="ce18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7" table:formula="of:=IF([.E101]=&quot;&quot;;[.C101];CONCATENATE([.C101];&quot; / &quot;;[.E101]))" office:value-type="float" office:value="0">
            <text:p>0</text:p>
          </table:table-cell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7" table:formula="of:=IF([.E103]=&quot;&quot;;[.C103];CONCATENATE([.C103];&quot; / &quot;;[.E103]))" office:value-type="string" office:string-value="**">
            <text:p>**</text:p>
          </table:table-cell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2</text:p>
          </table:table-cell>
          <table:table-cell table:style-name="ce27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0"/>
          <table:table-cell table:style-name="ce35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/ daylog メモ / partial / 2022</text:p>
          </table:table-cell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8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:PHOTO 寝た時刻 / 2022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7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2</text:p>
          </table:table-cell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2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7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6"/>
          <table:table-cell table:number-columns-repeated="3"/>
          <table:table-cell table:style-name="ce47"/>
          <table:table-cell table:number-columns-repeated="1017"/>
        </table:table-row>
        <table:table-row table:style-name="ro3">
          <table:table-cell table:number-columns-repeated="2"/>
          <table:table-cell table:style-name="ce37"/>
          <table:table-cell table:number-columns-repeated="1021"/>
        </table:table-row>
        <table:table-row table:style-name="ro3">
          <table:table-cell table:number-columns-repeated="2"/>
          <table:table-cell table:style-name="ce3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9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40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41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2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40" table:formula="of:=COUNTA([.$B$2:.$B27])" office:value-type="float" office:value="13">
            <text:p>13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3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40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40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40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40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40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40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0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3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3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2</text:p>
          </table:table-cell>
          <table:table-cell table:style-name="ce3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2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1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0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32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  <table:database-range table:target-range-address="Sheet1.A2:Sheet1.AMJ14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25">2022/12/25</text:date>, <text:time>10:34:5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12-25T10:34:58.20</dc:date>
    <dc:creator>iwabuchi ken</dc:creator>
    <meta:editing-duration>P52DT9H6M2S</meta:editing-duration>
    <meta:editing-cycles>16814</meta:editing-cycles>
    <meta:document-statistic meta:table-count="2" meta:cell-count="923" meta:object-count="0"/>
    <meta:user-defined meta:name="qrichtext">1</meta:user-defined>
  </office:meta>
</office:document-meta>
</file>